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3.427cm"/>
    </style:style>
    <style:style style:name="表格1.C" style:family="table-column">
      <style:table-column-properties style:column-width="6.68cm"/>
    </style:style>
    <style:style style:name="表格1.D" style:family="table-column">
      <style:table-column-properties style:column-width="1.298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6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21" style:family="table-row">
      <style:table-row-properties style:min-row-height="3.537cm" fo:keep-together="always" style:use-optimal-row-height="false"/>
    </style:style>
    <style:style style:name="表格1.A2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5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officeooo:paragraph-rsid="00239bfb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257076"/>
    </style:style>
    <style:style style:name="P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1.764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2b69e3" officeooo:paragraph-rsid="002b69e3" style:font-name-asian="標楷體" style:font-size-asian="11pt"/>
    </style:style>
    <style:style style:name="P15" style:family="paragraph" style:parent-style-name="Standard">
      <style:paragraph-properties fo:margin-left="0cm" fo:margin-right="0cm" fo:line-height="0.494cm" fo:text-align="start" style:justify-single-word="false" fo:orphans="0" fo:widows="0" fo:text-indent="11.695cm" style:auto-text-indent="false" style:snap-to-layout-grid="true"/>
      <style:text-properties style:font-name="標楷體" fo:font-size="11pt" fo:letter-spacing="0.035cm" style:font-name-asian="標楷體" style:font-size-asian="11pt"/>
    </style:style>
    <style:style style:name="P16" style:family="paragraph" style:parent-style-name="Standard">
      <style:paragraph-properties fo:margin-left="0cm" fo:margin-right="0cm" fo:line-height="0.494cm" fo:text-align="end" style:justify-single-word="false" fo:orphans="0" fo:widows="0" fo:text-indent="0cm" style:auto-text-indent="false" style:snap-to-layout-grid="true"/>
      <style:text-properties style:font-name="標楷體" fo:font-size="12pt" fo:letter-spacing="0.028cm" style:letter-kerning="true" style:font-name-asian="標楷體" style:font-size-asian="12pt" style:font-name-complex="Times New Roman" style:font-size-complex="12pt"/>
    </style:style>
    <style:style style:name="P17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style:font-name-asian="標楷體" style:font-size-asian="18pt" style:font-weight-asian="bold" style:font-weight-complex="bold"/>
    </style:style>
    <style:style style:name="T1" style:family="text">
      <style:text-properties officeooo:rsid="001c26e7"/>
    </style:style>
    <style:style style:name="T2" style:family="text">
      <style:text-properties officeooo:rsid="0026b262"/>
    </style:style>
    <style:style style:name="T3" style:family="text">
      <style:text-properties officeooo:rsid="0027f9a0"/>
    </style:style>
    <style:style style:name="T4" style:family="text">
      <style:text-properties officeooo:rsid="002b47c8"/>
    </style:style>
    <style:style style:name="T5" style:family="text">
      <style:text-properties officeooo:rsid="002b69e3"/>
    </style:style>
    <style:style style:name="T6" style:family="text">
      <style:text-properties officeooo:rsid="002f3804"/>
    </style:style>
    <style:style style:name="T7" style:family="text">
      <style:text-properties officeooo:rsid="00308015"/>
    </style:style>
    <style:style style:name="T8" style:family="text">
      <style:text-properties officeooo:rsid="0034de7a"/>
    </style:style>
    <style:style style:name="T9" style:family="text">
      <style:text-properties style:letter-kerning="true" style:font-name-complex="Times New Roman" style:font-size-complex="12pt"/>
    </style:style>
    <style:style style:name="T10" style:family="text">
      <style:text-properties officeooo:rsid="0019151c" style:letter-kerning="true" style:font-name-complex="Times New Roman" style:font-size-complex="12pt"/>
    </style:style>
    <style:style style:name="T11" style:family="text">
      <style:text-properties officeooo:rsid="0018050f" style:letter-kerning="true" style:font-name-complex="Times New Roman" style:font-size-complex="12pt"/>
    </style:style>
    <style:style style:name="T12" style:family="text">
      <style:text-properties style:font-name="標楷體" fo:font-size="11pt" fo:letter-spacing="-0.021cm" style:font-name-asian="標楷體" style:font-size-asian="11pt"/>
    </style:style>
    <style:style style:name="T13" style:family="text">
      <style:text-properties style:font-name="標楷體" fo:font-size="11pt" fo:letter-spacing="-0.021cm" officeooo:rsid="001eae10" style:font-name-asian="標楷體" style:font-size-asian="11pt"/>
    </style:style>
    <style:style style:name="T14" style:family="text">
      <style:text-properties style:font-name="標楷體" fo:font-size="11pt" fo:letter-spacing="-0.021cm" officeooo:rsid="002064fb" style:font-name-asian="標楷體" style:font-size-asian="11pt"/>
    </style:style>
    <style:style style:name="T15" style:family="text">
      <style:text-properties style:font-name="標楷體" fo:font-size="11pt" fo:letter-spacing="-0.021cm" officeooo:rsid="00239bfb" style:font-name-asian="標楷體" style:font-size-asian="11pt"/>
    </style:style>
    <style:style style:name="T16" style:family="text">
      <style:text-properties style:font-name="標楷體" fo:font-size="11pt" fo:letter-spacing="-0.021cm" officeooo:rsid="002400d9" style:font-name-asian="標楷體" style:font-size-asian="11pt"/>
    </style:style>
    <style:style style:name="T17" style:family="text">
      <style:text-properties style:font-name="標楷體" fo:font-size="11pt" fo:letter-spacing="-0.021cm" officeooo:rsid="00257076" style:font-name-asian="標楷體" style:font-size-asian="11pt"/>
    </style:style>
    <style:style style:name="T18" style:family="text">
      <style:text-properties style:font-name="標楷體" fo:font-size="11pt" fo:letter-spacing="-0.021cm" officeooo:rsid="00281bed" style:font-name-asian="標楷體" style:font-size-asian="11pt"/>
    </style:style>
    <style:style style:name="T19" style:family="text">
      <style:text-properties style:font-name="標楷體" fo:font-size="11pt" fo:letter-spacing="-0.021cm" officeooo:rsid="0029ec5e" style:font-name-asian="標楷體" style:font-size-asian="11pt"/>
    </style:style>
    <style:style style:name="T20" style:family="text">
      <style:text-properties style:font-name="標楷體" fo:font-size="11pt" fo:letter-spacing="-0.021cm" officeooo:rsid="002c76a4" style:font-name-asian="標楷體" style:font-size-asian="11pt"/>
    </style:style>
    <style:style style:name="T21" style:family="text">
      <style:text-properties style:font-name="標楷體" fo:font-size="11pt" fo:letter-spacing="-0.021cm" officeooo:rsid="0034de7a" style:font-name-asian="標楷體" style:font-size-asian="11pt"/>
    </style:style>
    <style:style style:name="T22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1pt" fo:letter-spacing="-0.021cm" officeooo:rsid="00239bfb" style:letter-kerning="true" style:font-name-asian="標楷體" style:font-size-asian="11pt" style:font-name-complex="Times New Roman" style:font-size-complex="12pt"/>
    </style:style>
    <style:style style:name="T24" style:family="text">
      <style:text-properties style:font-name="標楷體" fo:font-size="11pt" fo:letter-spacing="-0.021cm" officeooo:rsid="00257076" style:letter-kerning="true" style:font-name-asian="標楷體" style:font-size-asian="11pt" style:font-name-complex="Times New Roman" style:font-size-complex="12pt"/>
    </style:style>
    <style:style style:name="T25" style:family="text">
      <style:text-properties officeooo:rsid="003edb4f"/>
    </style:style>
    <style:style style:name="T26" style:family="text">
      <style:text-properties officeooo:rsid="0040f8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附件十六、出流管制計畫完工證明書</text:p>
      <text:p text:style-name="P16">:CP_NO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5" office:value-type="string">
            <text:p text:style-name="P8">一</text:p>
            <text:p text:style-name="P8">、</text:p>
            <text:p text:style-name="P8">出流</text:p>
            <text:p text:style-name="P8">管制</text:p>
            <text:p text:style-name="P8">計畫</text:p>
            <text:p text:style-name="P8">書</text:p>
          </table:table-cell>
          <table:table-cell table:style-name="表格1.B1" office:value-type="string">
            <text:p text:style-name="P10">計畫名稱</text:p>
          </table:table-cell>
          <table:table-cell table:style-name="表格1.B1" office:value-type="string">
            <text:p text:style-name="P11"><text:span text:style-name="T9"><text:s/></text:span>:<text:span text:style-name="T1">OFP_Name</text:span></text:p>
          </table:table-cell>
          <table:table-cell table:style-name="表格1.D1" office:value-type="string">
            <text:p text:style-name="P9">案號</text:p>
          </table:table-cell>
          <table:table-cell table:style-name="表格1.E1" office:value-type="string">
            <text:p text:style-name="P11"><text:span text:style-name="T9"><text:s/>:O</text:span><text:span text:style-name="T10">FP</text:span><text:span text:style-name="T9">_N</text:span><text:span text:style-name="T11">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日期及字號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3">Approved_N</text:span></text:span><text:span text:style-name="預設段落字型"><text:span text:style-name="T14">o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實施地點及土地標示</text:p>
          </table:table-cell>
          <table:table-cell table:style-name="表格1.C2" table:number-columns-spanned="3" office:value-type="string">
            <text:p text:style-name="P5"><text:span text:style-name="預設段落字型"><text:span text:style-name="T23"><text:s/>:</text:span></text:span><text:span text:style-name="預設段落字型"><text:span text:style-name="T15">OFP_Location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開工日期</text:p>
          </table:table-cell>
          <table:table-cell table:style-name="表格1.C2" table:number-columns-spanned="3" office:value-type="string">
            <text:p text:style-name="P7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6">EN_ST_Date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完工日期</text:p>
          </table:table-cell>
          <table:table-cell table:style-name="表格1.C2" table:number-columns-spanned="3" office:value-type="string">
            <text:p text:style-name="P6"><text:span text:style-name="預設段落字型"><text:span text:style-name="T24"><text:s/></text:span></text:span><text:span text:style-name="預設段落字型"><text:span text:style-name="T17">:CP_Date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3" office:value-type="string">
            <text:p text:style-name="P8">二</text:p>
            <text:p text:style-name="P8">、</text:p>
            <text:p text:style-name="P8">義</text:p>
            <text:p text:style-name="P8">務</text:p>
            <text:p text:style-name="P8">人</text:p>
          </table:table-cell>
          <table:table-cell table:style-name="表格1.B2" office:value-type="string">
            <text:p text:style-name="P10">姓名或名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2">Payer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身分證或</text:p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3">PA_Num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住居所或營業所</text:p>
          </table:table-cell>
          <table:table-cell table:style-name="表格1.C2" table:number-columns-spanned="3" office:value-type="string">
            <text:p text:style-name="P4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8">PA_</text:span></text:span><text:span text:style-name="預設段落字型"><text:span text:style-name="T19">a</text:span></text:span><text:span text:style-name="預設段落字型"><text:span text:style-name="T18">ddress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8">三</text:p>
            <text:p text:style-name="P8">、</text:p>
            <text:p text:style-name="P8">承</text:p>
            <text:p text:style-name="P8">辦</text:p>
            <text:p text:style-name="P8">技</text:p>
            <text:p text:style-name="P8">師</text:p>
          </table:table-cell>
          <table:table-cell table:style-name="表格1.B2" office:value-type="string">
            <text:p text:style-name="P10">姓名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4">EngineerName</text:span><text:span text:style-name="T5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名稱</text:p>
          </table:table-cell>
          <table:table-cell table:style-name="表格1.C2" table:number-columns-spanned="3" office:value-type="string">
            <text:p text:style-name="P14"><text:span text:style-name="T9"><text:s/></text:span>:Prac<text:span text:style-name="T25">tic</text:span>eUnits0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地址</text:p>
          </table:table-cell>
          <table:table-cell table:style-name="表格1.C2" table:number-columns-spanned="3" office:value-type="string">
            <text:p text:style-name="P4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0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執照字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6">EngineerLicense</text:span><text:span text:style-name="T7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GUI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電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Tel0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8">四</text:p>
            <text:p text:style-name="P8">、</text:p>
            <text:p text:style-name="P8">承</text:p>
            <text:p text:style-name="P8">辦</text:p>
            <text:p text:style-name="P8">監</text:p>
            <text:p text:style-name="P8">造</text:p>
            <text:p text:style-name="P8">技</text:p>
            <text:p text:style-name="P8">師</text:p>
          </table:table-cell>
          <table:table-cell table:style-name="表格1.B2" office:value-type="string">
            <text:p text:style-name="P10">姓名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4">EngineerNam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名稱</text:p>
          </table:table-cell>
          <table:table-cell table:style-name="表格1.C2" table:number-columns-spanned="3" office:value-type="string">
            <text:p text:style-name="P14"><text:span text:style-name="T9"><text:s/></text:span>:Prac<text:span text:style-name="T26">ti</text:span>ceUnits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地址</text:p>
          </table:table-cell>
          <table:table-cell table:style-name="表格1.C2" table:number-columns-spanned="3" office:value-type="string">
            <text:p text:style-name="P4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</text:span></text:span><text:span text:style-name="預設段落字型"><text:span text:style-name="T21">1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執照字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6">EngineerLicens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GUI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電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Tel</text:span><text:span text:style-name="T8">1</text:span></text:p>
          </table:table-cell>
          <table:covered-table-cell/>
          <table:covered-table-cell/>
        </table:table-row>
        <table:table-row table:style-name="表格1.21">
          <table:table-cell table:style-name="表格1.A21" table:number-columns-spanned="5" office:value-type="string">
            <text:p text:style-name="P8"><text:s text:c="2"/></text:p>
            <text:p text:style-name="P13">(機關首長用印)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"><text:span text:style-name="預設段落字型"><text:span text:style-name="T12">中 <text:s text:c="5"/>華 <text:s text:c="6"/>民 <text:s text:c="6"/>國 <text:s text:c="22"/>年 <text:s text:c="21"/>月 <text:s text:c="21"/>日</text:span></text:span></text:p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5"><text:soft-page-break/></text:p>
      <text:p text:style-name="P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09-27T16:13:11.913000000</dc:date>
    <meta:editing-cycles>30</meta:editing-cycles>
    <meta:editing-duration>PT6M49S</meta:editing-duration>
    <meta:document-statistic meta:table-count="1" meta:image-count="0" meta:object-count="0" meta:page-count="2" meta:paragraph-count="73" meta:word-count="195" meta:character-count="503" meta:non-whitespace-character-count="393"/>
    <meta:template xlink:type="simple" xlink:actuate="onRequest" xlink:title="" xlink:href="../附件十六、出流管制計畫完工證明書.odt/Normal.dotm"/>
  </office:meta>
</office:document-meta>
</file>